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43957498991150205" text:style-name="L1">
        <text:list-item>
          <text:p text:style-name="P1">Parallelization cluster, and other differents thread, cluster chosen root parallezation, choice is 2 methids, root paralellization (cluster already implement, more efficient and redondant, twice the same thing), the second is UCD tree split, seemscomplicate to implement, works for HPC (high performance) Grid 5000 are HPC ? Prefer rott, better to focus on simple, make the parelelization simple, start simple. Do the implementation later, but it will be easy</text:p>
        </text:list-item>
        <text:list-item>
          <text:p text:style-name="P1">class diagram of Benoit, MCTS – Game relations, play display possibleMoves</text:p>
          <text:p text:style-name="P1">nodes has list of children and parents. Bitboard for the board. Move output,</text:p>
          <text:p text:style-name="P1">give bitboard, player, simlR,simulL, define number simulation by time ? Root parallelization with the time. See MCTSclass to understand. Give a move. Maybe a String. Reuse the calculus of before. Guy against us can do something to prevent to foresee the see. Fight Boost. Problem of communication of CPU. TODO classe abstraite move bitboard.FINTODO Implement it, problem with decision making, randomness. Bidouilles algorithm ?</text:p>
        </text:list-item>
        <text:list-item>
          <text:p text:style-name="P1">Arimaa is already known so we don't need to prepare a format for rules, just implement is classiquely.</text:p>
        </text:list-item>
        <text:list-item>
          <text:p text:style-name="P1">Comparision between Open MP and thread and Boost</text:p>
        </text:list-item>
        <text:list-item>
          <text:p text:style-name="P1">API notes</text:p>
        </text:list-item>
        <text:list-item>
          <text:p text:style-name="P1">HPC performance GRID5000, made for so probably, so use UCT spleet if we want to (but not all the same so dont know. Start with root and then UCT tree split. Code simple, we don't use shared memory. Not very efficient. Mikail read the contrary (FUCK) Nikos does not agree. Current trend is the architecture sharing messages (even in the same memory), communication esay, distrivute esaily. Start with that, he is okay with it :) The unit will be a MPIprocess, thread is better because not heavy. TODO (mika) look for a framework that talk with messages between threads. Does MPI support asynchronous communication (blocking and none blocking)FINTODO </text:p>
        </text:list-item>
        <text:list-item>
          <text:p text:style-name="P1">Garcia system, implementing games, seems to be useless, using an interface, it is better, we have to write a good interface for MCTS methods</text:p>
        </text:list-item>
        <text:list-item>
          <text:p text:style-name="P1">benoit diagram de classe explanation, move is an object, bitboard, coding in binary, bitboard is one reresentation of the state effcient. Class called state hidden, good. TheGame is an interface to implement with the game class for the method to calculate the next state. Number of possible move is 20000very big, list of move is to much, MCTS with no Depth to begin with. Move only. MCTS tell us all possible moves, select moves and then do the same thing. First thing, play randomMove, record, play a random game for the move, update data, and to it again. Use the data to change the game. Randomness prevent us to choose the best move, with an indeterminist algorithm. Pointerto a class implementing the interface.</text:p>
        </text:list-item>
        <text:list-item>
          <text:p text:style-name="P1">Fight Gabriel Benoit MonteCarlo tree search different to Monte Carlo search (optimal MCTS) difference between implementation, what is the paper. Not really good. Forget this paper, work on our code, problem of the heuristic thing, if it is finished, MCTS won't finished because he doesn't know what to do.</text:p>
        </text:list-item>
        <text:list-item>
          <text:p text:style-name="P1">Architecture method parallelization Diagram change : specifications, secondly architecture, user interface. Structure and behaviour, break this diagram into specific ? No sé. Details, put them. In another diagram. Diagram + piece of text. Write the input output of the program. No class diagram. API behind it. Text to describe the game C2B1E4. Competition between two programs, create an API able to communicate with each other on two computers, arimaa website, look on the protocol between two players game away. Only boxes, put format if we know. What he will do, but not how, no low level. (the program). Not too many details. Input this and this, and inside.</text:p>
        </text:list-item>
        <text:list-item>
          <text:p text:style-name="P1">Tree different with solutions, take out the bad solutions, and keep the best. To have the numb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11-05T15:40:21.21</meta:creation-date>
    <dc:date>2014-11-05T18:20:23.62</dc:date>
    <dc:creator>Dan </dc:creator>
    <meta:editing-duration>PT2H39M26S</meta:editing-duration>
    <meta:editing-cycles>67</meta:editing-cycles>
    <meta:generator>OpenOffice/4.1.1$Win32 OpenOffice.org_project/411m6$Build-9775</meta:generator>
    <meta:document-statistic meta:table-count="0" meta:image-count="0" meta:object-count="0" meta:page-count="1" meta:paragraph-count="13" meta:word-count="626" meta:character-count="3778"/>
  </office:meta>
</office:document-meta>
</file>